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Frequency (Hz)</text:p>
          </table:table-cell>
          <table:table-cell office:value-type="string">
            <text:p>v_in p-p (V)</text:p>
          </table:table-cell>
          <table:table-cell office:value-type="string">
            <text:p>V(p-p) (V) (vin = 4 V p-p)</text:p>
          </table:table-cell>
          <table:table-cell office:value-type="string">
            <text:p>Y intercept</text:p>
          </table:table-cell>
          <table:table-cell office:value-type="string">
            <text:p>Y maximum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2"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formula="of:=(7.8*0.5)" office:value-type="float" office:value="3.9">
            <text:p>3.9</text:p>
          </table:table-cell>
          <table:table-cell office:value-type="float" office:value="0.6">
            <text:p>0.6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table:formula="of:=(7.4*0.5)" office:value-type="float" office:value="3.7">
            <text:p>3.7</text:p>
          </table:table-cell>
          <table:table-cell table:formula="of:=(6.7*0.5)" office:value-type="float" office:value="3.35">
            <text:p>3.35</text:p>
          </table:table-cell>
          <table:table-cell office:value-type="float" office:value="1.4">
            <text:p>1.4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table:formula="of:=(6.6*0.5)" office:value-type="float" office:value="3.3">
            <text:p>3.3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table:formula="of:=(6.2*0.5)" office:value-type="float" office:value="3.1">
            <text:p>3.1</text:p>
          </table:table-cell>
          <table:table-cell table:formula="of:=(7.2*0.2)" office:value-type="float" office:value="1.44">
            <text:p>1.44</text:p>
          </table:table-cell>
          <table:table-cell office:value-type="float" office:value="3.1">
            <text:p>3.1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 office:value-type="float" office:value="500000">
            <text:p>500000</text:p>
          </table:table-cell>
          <table:table-cell table:formula="of:=(6*0.5)" office:value-type="float" office:value="3">
            <text:p>3</text:p>
          </table:table-cell>
          <table:table-cell table:formula="of:=(4.2*0.2)" office:value-type="float" office:value="0.84">
            <text:p>0.84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3">
            <text:p>3</text:p>
          </table:table-cell>
          <table:table-cell table:formula="of:=(5.8*0.05)" office:value-type="float" office:value="0.29">
            <text:p>0.29</text:p>
          </table:table-cell>
          <table:table-cell table:number-columns-repeated="2" office:value-type="float" office:value="2.5">
            <text:p>2.5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23T22:32:32</meta:creation-date>
    <dc:date>2014-01-23T23:14:49</dc:date>
    <meta:editing-duration>PT41M3S</meta:editing-duration>
    <meta:editing-cycles>26</meta:editing-cycles>
    <meta:generator>LibreOffice/3.6$Linux_X86_64 LibreOffice_project/360m1$Build-304</meta:generator>
    <meta:document-statistic meta:table-count="1" meta:cell-count="67" meta:object-count="0"/>
  </office:meta>
</office:document-meta>
</file>